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"/>
    </style:style>
    <style:style style:name="P2" style:family="paragraph" style:parent-style-name="Standard">
      <style:text-properties style:font-name="Mono" fo:language="de" fo:country="CH"/>
    </style:style>
    <style:style style:name="P3" style:family="paragraph" style:parent-style-name="Standard">
      <style:text-properties style:font-name="Mono" fo:language="de" fo:country="CH" officeooo:rsid="0004c7ac" officeooo:paragraph-rsid="0004c7ac"/>
    </style:style>
    <style:style style:name="P4" style:family="paragraph" style:parent-style-name="Standard">
      <style:text-properties fo:font-size="10pt" officeooo:paragraph-rsid="0004c7ac" style:font-size-asian="10pt" style:font-size-complex="10pt"/>
    </style:style>
    <style:style style:name="P5" style:family="paragraph" style:parent-style-name="Standard">
      <style:text-properties fo:font-size="10pt" fo:font-weight="normal" officeooo:paragraph-rsid="0004c7ac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2pt" fo:font-weight="normal" officeooo:rsid="00076755" officeooo:paragraph-rsid="00076755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76755" officeooo:paragraph-rsid="000912b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Mono" fo:language="de" fo:country="CH" fo:font-weight="bold" style:font-weight-asian="bold" style:font-weight-complex="bold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Mono" fo:language="de" fo:country="CH" fo:font-weight="bold" officeooo:rsid="0004c7ac" officeooo:paragraph-rsid="0004c7ac" style:font-weight-asian="bold" style:font-weight-complex="bold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Mono" fo:language="de" fo:country="CH" fo:font-weight="bold" officeooo:rsid="0004c7ac" officeooo:paragraph-rsid="0004c7ac" style:font-weight-asian="bold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Mono" fo:language="de" fo:country="CH" fo:font-weight="bold" officeooo:rsid="0002ad22" officeooo:paragraph-rsid="0002ad22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Mono" fo:language="de" fo:country="CH" fo:font-weight="bold" officeooo:rsid="0004c7ac" officeooo:paragraph-rsid="0004c7ac" style:font-weight-asian="bold" style:font-weight-complex="bold"/>
    </style:style>
    <style:style style:name="T1" style:family="text">
      <style:text-properties style:font-name="Mono" fo:language="de" fo:country="CH"/>
    </style:style>
    <style:style style:name="T2" style:family="text">
      <style:text-properties style:font-name="Mono" fo:language="de" fo:country="CH" fo:font-weight="bold" style:font-weight-asian="bold" style:font-weight-complex="bold"/>
    </style:style>
    <style:style style:name="T3" style:family="text">
      <style:text-properties style:font-name="Mono" fo:language="de" fo:country="CH" fo:font-weight="bold" officeooo:rsid="0004c7ac" style:font-weight-asian="bold" style:font-weight-complex="bold"/>
    </style:style>
    <style:style style:name="T4" style:family="text">
      <style:text-properties style:font-name="Mono" fo:language="de" fo:country="CH" officeooo:rsid="0004c7ac"/>
    </style:style>
    <style:style style:name="T5" style:family="text">
      <style:text-properties style:font-name="Mono" fo:language="de" fo:country="CH" officeooo:rsid="0006a0d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6a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Nothing Else Matters</text:span></text:p>
      <text:p text:style-name="P5"><text:span text:style-name="T4">Metallica, 1991. Song für Freundin von James oder für die Fans?</text:span></text:p>
      <text:p text:style-name="P4"><text:span text:style-name="T3"/></text:p>
      <text:p text:style-name="P8"><text:span text:style-name="T4">E</text:span><text:span text:style-name="T1">m<text:tab/><text:tab/><text:tab/><text:tab/><text:tab/><text:tab/><text:tab/><text:tab/><text:tab/><text:tab/><text:tab/><text:tab/><text:tab/></text:span><text:span text:style-name="T5">138</text:span></text:p>
      <text:p text:style-name="P7"><text:span text:style-name="T1"/></text:p>
      <text:p text:style-name="P7"><text:span text:style-name="T1">Intro</text:span></text:p>
      <text:p text:style-name="P7"><text:span text:style-name="T1"/></text:p>
      <text:p text:style-name="P2">So close, no matter how far<text:line-break/>Couldn't be much more from the heart<text:line-break/>Forever trust in who we are<text:line-break/>And nothing else matters</text:p>
      <text:p text:style-name="P2"/>
      <text:p text:style-name="P2">Never opened myself this way<text:line-break/>Life is ours, we live it our way<text:line-break/>All these words, I don't just say<text:line-break/>And nothing else matters</text:p>
      <text:p text:style-name="P2"/>
      <text:p text:style-name="P2">Trust I seek and I find in you<text:line-break/>Every day for us something new<text:line-break/>Open mind for a different view<text:line-break/>And nothing else matters</text:p>
      <text:p text:style-name="P2"/>
      <text:p text:style-name="P9">Never cared for what they do<text:line-break/>Never cared for what they know<text:line-break/>And I know</text:p>
      <text:p text:style-name="P2"/>
      <text:p text:style-name="P3">Verse 1 „So close ...</text:p>
      <text:p text:style-name="P2"/>
      <text:p text:style-name="P10">Never cared for what they do<text:line-break/>Never cared for what they know<text:line-break/>And I know</text:p>
      <text:p text:style-name="P11"/>
      <text:p text:style-name="P13"><text:span text:style-name="T6">Solo 1</text:span> </text:p>
      <text:p text:style-name="P13"/>
      <text:p text:style-name="P3">Verse 2 „Never opened...</text:p>
      <text:p text:style-name="P2"/>
      <text:p text:style-name="P3">Verse 3 „Trust I seek ...</text:p>
      <text:p text:style-name="P2"/>
      <text:p text:style-name="P12">Never cared for what they say<text:line-break/>Never cared for games they play<text:line-break/>Never cared for what they do<text:line-break/>Never cared for what they know<text:line-break/>And I know, ooh, yeah</text:p>
      <text:p text:style-name="P2"/>
      <text:p text:style-name="P3">Solo 2</text:p>
      <text:p text:style-name="P3">Verse 1 „So close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8:21:10.938920466</meta:creation-date>
    <dc:date>2019-01-31T19:53:20.017422683</dc:date>
    <meta:editing-duration>PT12M20S</meta:editing-duration>
    <meta:editing-cycles>6</meta:editing-cycles>
    <meta:generator>LibreOffice/5.1.6.2$Linux_X86_64 LibreOffice_project/10m0$Build-2</meta:generator>
    <meta:print-date>2019-01-31T19:53:04.214209794</meta:print-date>
    <meta:document-statistic meta:table-count="0" meta:image-count="0" meta:object-count="0" meta:page-count="1" meta:paragraph-count="16" meta:word-count="170" meta:character-count="846" meta:non-whitespace-character-count="679"/>
  </office:meta>
</office:document-meta>
</file>